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9B000000DB49120ABA86F20967F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Lucida Grande" svg:font-family="'Lucida Grande'" style:font-family-generic="system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e3" style:family="table">
      <style:table-properties style:width="7.0965in" fo:margin-left="-0.0063in" table:align="left"/>
    </style:style>
    <style:style style:name="Tabelle3.A" style:family="table-column">
      <style:table-column-properties style:column-width="3.2556in"/>
    </style:style>
    <style:style style:name="Tabelle3.B" style:family="table-column">
      <style:table-column-properties style:column-width="0.3965in"/>
    </style:style>
    <style:style style:name="Tabelle3.C" style:family="table-column">
      <style:table-column-properties style:column-width="1.8819in"/>
    </style:style>
    <style:style style:name="Tabelle3.D" style:family="table-column">
      <style:table-column-properties style:column-width="1.5625in"/>
    </style:style>
    <style:style style:name="Tabelle3.1" style:family="table-row">
      <style:table-row-properties style:min-row-height="0.1972in"/>
    </style:style>
    <style:style style:name="Tabelle3.A1" style:family="table-cell">
      <style:table-cell-properties fo:padding-left="0.075in" fo:padding-right="0.075in" fo:padding-top="0in" fo:padding-bottom="0in" fo:border="none" style:writing-mode="lr-tb"/>
    </style:style>
    <style:style style:name="Tabelle3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le4" style:family="table">
      <style:table-properties style:width="7.0826in" style:rel-width="100%" fo:margin-left="0in" fo:margin-top="0.0403in" fo:margin-bottom="0.0799in" table:align="left" fo:background-color="transparent">
        <style:background-image/>
      </style:table-properties>
    </style:style>
    <style:style style:name="Tabelle4.A" style:family="table-column">
      <style:table-column-properties style:column-width="0.3736in" style:rel-column-width="538*"/>
    </style:style>
    <style:style style:name="Tabelle4.B" style:family="table-column">
      <style:table-column-properties style:column-width="3.8764in" style:rel-column-width="5582*"/>
    </style:style>
    <style:style style:name="Tabelle4.C" style:family="table-column">
      <style:table-column-properties style:column-width="0.9375in" style:rel-column-width="1350*"/>
    </style:style>
    <style:style style:name="Tabelle4.D" style:family="table-column">
      <style:table-column-properties style:column-width="0.875in" style:rel-column-width="1260*"/>
    </style:style>
    <style:style style:name="Tabelle4.E" style:family="table-column">
      <style:table-column-properties style:column-width="1.0201in" style:rel-column-width="1469*"/>
    </style:style>
    <style:style style:name="Tabelle4.1" style:family="table-row">
      <style:table-row-properties style:min-row-height="0.3153in" fo:background-color="transparent" style:use-optimal-row-height="false">
        <style:background-image/>
      </style:table-row-properties>
    </style:style>
    <style:style style:name="Tabelle4.A1" style:family="table-cell">
      <style:table-cell-properties style:vertical-align="middle" fo:background-color="#007fc5" fo:padding-left="0.0799in" fo:padding-right="0.0799in" fo:padding-top="0.0403in" fo:padding-bottom="0.0799in" fo:border="none" style:writing-mode="lr-tb">
        <style:background-image/>
      </style:table-cell-properties>
    </style:style>
    <style:style style:name="Tabelle4.2" style:family="table-row">
      <style:table-row-properties style:min-row-height="0.3153in" style:use-optimal-row-height="false"/>
    </style:style>
    <style:style style:name="Tabelle4.A2" style:family="table-cell">
      <style:table-cell-properties style:vertical-align="middle" fo:padding-left="0.0799in" fo:padding-right="0.0799in" fo:padding-top="0.0403in" fo:padding-bottom="0.0799in" fo:border-left="none" fo:border-right="none" fo:border-top="none" fo:border-bottom="0.5pt solid #bfbfbf" style:writing-mode="lr-tb"/>
    </style:style>
    <style:style style:name="Tabelle4.3" style:family="table-row">
      <style:table-row-properties style:min-row-height="0.3153in" style:use-optimal-row-height="false"/>
    </style:style>
    <style:style style:name="Tabelle4.A3" style:family="table-cell">
      <style:table-cell-properties style:vertical-align="middle" fo:padding-left="0.0799in" fo:padding-right="0.0799in" fo:padding-top="0.0403in" fo:padding-bottom="0.0799in" fo:border-left="none" fo:border-right="none" fo:border-top="none" fo:border-bottom="0.5pt solid #bfbfbf" style:writing-mode="lr-tb"/>
    </style:style>
    <style:style style:name="Tabelle4.C3" style:family="table-cell">
      <style:table-cell-properties style:vertical-align="middle" fo:padding-left="0.0799in" fo:padding-right="0.0799in" fo:padding-top="0.0403in" fo:padding-bottom="0.0799in" fo:border-left="none" fo:border-right="none" fo:border-top="none" fo:border-bottom="0.5pt solid #bfbfbf" style:writing-mode="lr-tb"/>
    </style:style>
    <style:style style:name="Tabelle4.D3" style:family="table-cell">
      <style:table-cell-properties style:vertical-align="middle" fo:padding-left="0.0799in" fo:padding-right="0.0799in" fo:padding-top="0.0403in" fo:padding-bottom="0.0799in" fo:border-left="none" fo:border-right="none" fo:border-top="none" fo:border-bottom="0.5pt solid #bfbfbf" style:writing-mode="lr-tb"/>
    </style:style>
    <style:style style:name="Tabelle4.E3" style:family="table-cell">
      <style:table-cell-properties style:vertical-align="middle" fo:padding-left="0.0799in" fo:padding-right="0.0799in" fo:padding-top="0.0403in" fo:padding-bottom="0.0799in" fo:border-left="none" fo:border-right="none" fo:border-top="none" fo:border-bottom="0.5pt solid #bfbfbf" style:writing-mode="lr-tb"/>
    </style:style>
    <style:style style:name="Tabelle4.4" style:family="table-row">
      <style:table-row-properties style:min-row-height="0.3153in" style:use-optimal-row-height="false"/>
    </style:style>
    <style:style style:name="Tabelle4.A4" style:family="table-cell">
      <style:table-cell-properties style:vertical-align="middle" fo:padding-left="0.0799in" fo:padding-right="0.0799in" fo:padding-top="0.0403in" fo:padding-bottom="0.0799in" fo:border-left="none" fo:border-right="none" fo:border-top="none" fo:border-bottom="0.5pt solid #bfbfbf" style:writing-mode="lr-tb"/>
    </style:style>
    <style:style style:name="Tabelle4.C4" style:family="table-cell">
      <style:table-cell-properties style:vertical-align="middle" fo:padding-left="0.0799in" fo:padding-right="0.0799in" fo:padding-top="0.0403in" fo:padding-bottom="0.0799in" fo:border-left="none" fo:border-right="none" fo:border-top="none" fo:border-bottom="0.5pt solid #bfbfbf" style:writing-mode="lr-tb"/>
    </style:style>
    <style:style style:name="Tabelle4.D4" style:family="table-cell">
      <style:table-cell-properties style:vertical-align="middle" fo:padding-left="0.0799in" fo:padding-right="0.0799in" fo:padding-top="0.0403in" fo:padding-bottom="0.0799in" fo:border-left="none" fo:border-right="none" fo:border-top="none" fo:border-bottom="0.5pt solid #bfbfbf" style:writing-mode="lr-tb"/>
    </style:style>
    <style:style style:name="Tabelle4.E4" style:family="table-cell">
      <style:table-cell-properties style:vertical-align="middle" fo:padding-left="0.0799in" fo:padding-right="0.0799in" fo:padding-top="0.0403in" fo:padding-bottom="0.0799in" fo:border-left="none" fo:border-right="none" fo:border-top="none" fo:border-bottom="0.5pt solid #bfbfbf" style:writing-mode="lr-tb"/>
    </style:style>
    <style:style style:name="Tabelle4.5" style:family="table-row">
      <style:table-row-properties style:min-row-height="0.3153in" style:use-optimal-row-height="false"/>
    </style:style>
    <style:style style:name="Tabelle4.A5" style:family="table-cell">
      <style:table-cell-properties style:vertical-align="middle" fo:padding-left="0.0799in" fo:padding-right="0.0799in" fo:padding-top="0.0403in" fo:padding-bottom="0.0799in" fo:border-left="none" fo:border-right="none" fo:border-top="none" fo:border-bottom="0.5pt solid #bfbfbf" style:writing-mode="lr-tb"/>
    </style:style>
    <style:style style:name="Tabelle4.B5" style:family="table-cell">
      <style:table-cell-properties style:vertical-align="middle" fo:padding-left="0.0799in" fo:padding-right="0.0799in" fo:padding-top="0.0403in" fo:padding-bottom="0.0799in" fo:border-left="none" fo:border-right="none" fo:border-top="none" fo:border-bottom="0.5pt solid #bfbfbf" style:writing-mode="lr-tb"/>
    </style:style>
    <style:style style:name="Tabelle4.E5" style:family="table-cell">
      <style:table-cell-properties style:vertical-align="middle" fo:padding-left="0.0799in" fo:padding-right="0.0799in" fo:padding-top="0.0403in" fo:padding-bottom="0.0799in" fo:border-left="none" fo:border-right="none" fo:border-top="none" fo:border-bottom="0.5pt solid #bfbfbf" style:writing-mode="lr-tb"/>
    </style:style>
    <style:style style:name="Tabelle4.6" style:family="table-row">
      <style:table-row-properties style:min-row-height="0.3153in" style:use-optimal-row-height="false"/>
    </style:style>
    <style:style style:name="Tabelle4.A6" style:family="table-cell">
      <style:table-cell-properties style:vertical-align="middle" fo:padding-left="0.0799in" fo:padding-right="0.0799in" fo:padding-top="0.0403in" fo:padding-bottom="0.0799in" fo:border-left="none" fo:border-right="none" fo:border-top="none" fo:border-bottom="0.5pt solid #bfbfbf" style:writing-mode="lr-tb"/>
    </style:style>
    <style:style style:name="Tabelle4.C6" style:family="table-cell">
      <style:table-cell-properties style:vertical-align="middle" fo:padding-left="0.0799in" fo:padding-right="0.0799in" fo:padding-top="0.0403in" fo:padding-bottom="0.0799in" fo:border-left="none" fo:border-right="none" fo:border-top="none" fo:border-bottom="0.5pt solid #bfbfbf" style:writing-mode="lr-tb"/>
    </style:style>
    <style:style style:name="Tabelle4.D6" style:family="table-cell">
      <style:table-cell-properties style:vertical-align="middle" fo:padding-left="0.0799in" fo:padding-right="0.0799in" fo:padding-top="0.0403in" fo:padding-bottom="0.0799in" fo:border-left="none" fo:border-right="none" fo:border-top="none" fo:border-bottom="0.5pt solid #bfbfbf" style:writing-mode="lr-tb"/>
    </style:style>
    <style:style style:name="Tabelle4.E6" style:family="table-cell">
      <style:table-cell-properties style:vertical-align="middle" fo:padding-left="0.0799in" fo:padding-right="0.0799in" fo:padding-top="0.0403in" fo:padding-bottom="0.0799in" fo:border-left="none" fo:border-right="none" fo:border-top="none" fo:border-bottom="0.5pt solid #bfbfbf" style:writing-mode="lr-tb"/>
    </style:style>
    <style:style style:name="Tabelle4.7" style:family="table-row">
      <style:table-row-properties style:min-row-height="0.3153in" style:use-optimal-row-height="false"/>
    </style:style>
    <style:style style:name="Tabelle4.A7" style:family="table-cell">
      <style:table-cell-properties style:vertical-align="middle" fo:padding-left="0.0799in" fo:padding-right="0.0799in" fo:padding-top="0.0403in" fo:padding-bottom="0.0799in" fo:border-left="none" fo:border-right="none" fo:border-top="0.5pt solid #bfbfbf" fo:border-bottom="1pt solid #000000" style:writing-mode="lr-tb"/>
    </style:style>
    <style:style style:name="Tabelle4.A8" style:family="table-cell">
      <style:table-cell-properties style:vertical-align="middle" fo:background-color="#ffffff" fo:padding-left="0.0799in" fo:padding-right="0.0799in" fo:padding-top="0.0403in" fo:padding-bottom="0.0799in" fo:border-left="none" fo:border-right="none" fo:border-top="1.05pt solid #000000" fo:border-bottom="none" style:writing-mode="lr-tb">
        <style:background-image/>
      </style:table-cell-properties>
    </style:style>
    <style:style style:name="Tabelle4.C8" style:family="table-cell">
      <style:table-cell-properties style:vertical-align="middle" fo:background-color="#007fc5" fo:padding-left="0.0799in" fo:padding-right="0.0799in" fo:padding-top="0.0403in" fo:padding-bottom="0.0799in" fo:border-left="none" fo:border-right="none" fo:border-top="1.05pt solid #000000" fo:border-bottom="none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Kein_20_Leerraum">
      <style:paragraph-properties fo:margin-left="-0.1752in" fo:margin-right="0in" fo:text-align="end" style:justify-single-word="false" fo:text-indent="0in" style:auto-text-indent="false">
        <style:tab-stops/>
      </style:paragraph-properties>
      <style:text-properties officeooo:paragraph-rsid="00213ebd"/>
    </style:style>
    <style:style style:name="P4" style:family="paragraph" style:parent-style-name="Kein_20_Leerraum">
      <style:paragraph-properties fo:margin-left="-0.1752in" fo:margin-right="0in" fo:text-align="end" style:justify-single-word="false" fo:text-indent="0in" style:auto-text-indent="false">
        <style:tab-stops/>
      </style:paragraph-properties>
      <style:text-properties officeooo:paragraph-rsid="0021edf4"/>
    </style:style>
    <style:style style:name="P5" style:family="paragraph" style:parent-style-name="Standard">
      <style:text-properties fo:text-transform="uppercase" fo:color="#bfbfbf" loext:opacity="100%" style:font-name="Arial" fo:font-size="36pt" style:font-size-asian="36pt" style:font-name-complex="Arial" style:font-size-complex="36pt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 fo:margin-left="-0.072in" fo:margin-right="0in" fo:text-align="center" style:justify-single-word="false" fo:text-indent="0in" style:auto-text-indent="false">
        <style:tab-stops>
          <style:tab-stop style:position="2.9563in" style:type="center"/>
          <style:tab-stop style:position="5.8402in" style:type="right"/>
        </style:tab-stops>
      </style:paragraph-properties>
    </style:style>
    <style:style style:name="P8" style:family="paragraph" style:parent-style-name="Footer">
      <style:paragraph-properties fo:margin-left="-0.072in" fo:margin-right="0in" fo:text-align="center" style:justify-single-word="false" fo:text-indent="0in" style:auto-text-indent="false">
        <style:tab-stops>
          <style:tab-stop style:position="2.9563in" style:type="center"/>
          <style:tab-stop style:position="5.8402in" style:type="right"/>
        </style:tab-stops>
      </style:paragraph-properties>
      <style:text-properties style:font-name="Arial" fo:font-size="8pt" officeooo:rsid="00213ebd" officeooo:paragraph-rsid="00213ebd" style:font-name-asian="Cambria" style:font-size-asian="8pt" style:font-name-complex="Arial" style:font-size-complex="11pt"/>
    </style:style>
    <style:style style:name="P9" style:family="paragraph" style:parent-style-name="Footer">
      <style:paragraph-properties fo:margin-left="-0.072in" fo:margin-right="0in" fo:text-align="center" style:justify-single-word="false" fo:text-indent="0in" style:auto-text-indent="false">
        <style:tab-stops>
          <style:tab-stop style:position="2.9563in" style:type="center"/>
          <style:tab-stop style:position="5.8402in" style:type="right"/>
        </style:tab-stops>
      </style:paragraph-properties>
      <style:text-properties style:font-name="Arial" fo:font-size="8pt" style:font-name-asian="Cambria" style:font-size-asian="8pt" style:font-name-complex="Arial" style:font-size-complex="11pt"/>
    </style:style>
    <style:style style:name="P10" style:family="paragraph" style:parent-style-name="Standard">
      <style:text-properties style:font-name="Arial" fo:font-size="8pt" officeooo:rsid="00213ebd" officeooo:paragraph-rsid="00213ebd" style:font-size-asian="8pt" style:font-name-complex="Arial" style:font-size-complex="8pt"/>
    </style:style>
    <style:style style:name="P11" style:family="paragraph" style:parent-style-name="Standard">
      <style:text-properties style:font-name="Arial" fo:font-size="10pt" style:font-name-asian="Cambria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officeooo:rsid="00213ebd" officeooo:paragraph-rsid="00213ebd" style:font-name-asian="Cambria" style:font-size-asian="10pt" style:font-name-complex="Arial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="Arial" fo:font-size="10pt" fo:font-weight="bold" style:font-name-asian="Cambria" style:font-size-asian="10pt" style:font-weight-asian="bold" style:font-name-complex="Arial" style:font-size-complex="10pt"/>
    </style:style>
    <style:style style:name="P14" style:family="paragraph" style:parent-style-name="Standard">
      <style:paragraph-properties fo:line-height="115%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Kein_20_Leerraum">
      <style:paragraph-properties fo:text-align="end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line-height="115%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left="0in" fo:margin-right="0.0929in" fo:line-height="115%" fo:text-align="end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Kein_20_Leerraum">
      <style:text-properties style:font-name="Arial" fo:font-size="10pt" style:font-size-asian="10pt" style:font-name-complex="Arial" style:font-size-complex="10pt"/>
    </style:style>
    <style:style style:name="P19" style:family="paragraph" style:parent-style-name="Kein_20_Leerraum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Kein_20_Leerraum">
      <style:paragraph-properties fo:margin-left="0in" fo:margin-right="0.1173in" fo:text-align="end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Kein_20_Leerraum">
      <style:text-properties style:font-name="Arial" fo:font-size="10pt" officeooo:paragraph-rsid="00332b49" style:font-size-asian="10pt" style:font-name-complex="Arial" style:font-size-complex="10pt"/>
    </style:style>
    <style:style style:name="P22" style:family="paragraph" style:parent-style-name="Standard">
      <style:paragraph-properties fo:margin-top="0.1665in" fo:margin-bottom="0in" style:contextual-spacing="false" fo:line-height="115%"/>
      <style:text-properties style:font-name="Arial" style:font-name-complex="Arial" style:font-size-complex="10pt"/>
    </style:style>
    <style:style style:name="P23" style:family="paragraph" style:parent-style-name="Standard">
      <style:text-properties style:font-name="Verdana"/>
    </style:style>
    <style:style style:name="P24" style:family="paragraph" style:parent-style-name="Standard">
      <style:text-properties fo:color="#007fc5" loext:opacity="100%" style:font-name="Arial" fo:font-size="8pt" fo:font-weight="bold" officeooo:paragraph-rsid="00213ebd" style:font-name-asian="Cambria" style:font-size-asian="8pt" style:font-weight-asian="bold" style:font-name-complex="Arial" style:font-size-complex="10pt"/>
    </style:style>
    <style:style style:name="P25" style:family="paragraph" style:parent-style-name="Kein_20_Leerraum">
      <style:text-properties fo:color="#ffffff" loext:opacity="100%"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Kein_20_Leerraum">
      <style:paragraph-properties fo:text-align="end" style:justify-single-word="false"/>
      <style:text-properties fo:color="#ffffff" loext:opacity="100%"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Kein_20_Leerraum">
      <style:paragraph-properties fo:text-align="end" style:justify-single-word="false"/>
      <style:text-properties fo:color="#ffffff" loext:opacity="100%" style:font-name="Arial" fo:font-size="10pt" fo:font-weight="bold" officeooo:rsid="00213ebd" style:font-name-asian="Cambria" style:font-size-asian="10pt" style:font-weight-asian="bold" style:font-name-complex="Arial" style:font-size-complex="10pt"/>
    </style:style>
    <style:style style:name="P28" style:family="paragraph" style:parent-style-name="Kein_20_Leerraum">
      <style:paragraph-properties fo:margin-left="0in" fo:margin-right="0.1173in" fo:text-align="end" style:justify-single-word="false" fo:text-indent="0in" style:auto-text-indent="false"/>
      <style:text-properties fo:color="#ffffff" loext:opacity="100%" style:font-name="Arial" fo:font-size="10pt" fo:font-weight="bold" officeooo:rsid="00213ebd" officeooo:paragraph-rsid="00213ebd" style:font-name-asian="Cambria" style:font-size-asian="10pt" style:font-weight-asian="bold" style:font-name-complex="Arial" style:font-size-complex="10pt"/>
    </style:style>
    <style:style style:name="P29" style:family="paragraph" style:parent-style-name="Kein_20_Leerraum">
      <style:paragraph-properties fo:margin-left="-0.1752in" fo:margin-right="0in" fo:text-align="end" style:justify-single-word="false" fo:text-indent="0in" style:auto-text-indent="false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Standard" style:master-page-name="">
      <loext:graphic-properties draw:fill="none"/>
      <style:paragraph-properties fo:margin-left="0.1252in" fo:margin-right="0in" fo:hyphenation-ladder-count="no-limit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hyphenate="false" loext:hyphenation-no-caps="false"/>
    </style:style>
    <style:style style:name="P31" style:family="paragraph" style:parent-style-name="Footer">
      <style:paragraph-properties fo:margin-left="-0.072in" fo:margin-right="0in" fo:text-align="center" style:justify-single-word="false" fo:text-indent="0in" style:auto-text-indent="false">
        <style:tab-stops>
          <style:tab-stop style:position="2.9563in" style:type="center"/>
          <style:tab-stop style:position="5.8402in" style:type="right"/>
        </style:tab-stops>
      </style:paragraph-properties>
      <style:text-properties style:font-name="Arial" fo:font-size="8pt" officeooo:rsid="0042acfd" officeooo:paragraph-rsid="0042acfd" style:font-name-asian="Cambria" style:font-size-asian="8pt" style:font-name-complex="Arial" style:font-size-complex="11pt"/>
    </style:style>
    <style:style style:name="P32" style:family="paragraph" style:parent-style-name="Standard" style:master-page-name="MPF0">
      <style:paragraph-properties fo:margin-left="4.2043in" fo:margin-right="0in" fo:text-indent="0.7957in" style:auto-text-indent="false" style:page-number="auto" fo:break-before="page">
        <style:tab-stops/>
      </style:paragraph-properties>
    </style:style>
    <style:style style:name="P33" style:family="paragraph" style:parent-style-name="Standard">
      <style:text-properties style:font-name="Arial" fo:font-size="10pt" officeooo:rsid="0042acfd" officeooo:paragraph-rsid="0042acfd" style:font-name-asian="Cambria" style:font-size-asian="10pt" style:font-name-complex="Arial" style:font-size-complex="10pt"/>
    </style:style>
    <style:style style:name="P34" style:family="paragraph">
      <loext:graphic-properties draw:fill="none"/>
    </style:style>
    <style:style style:name="T1" style:family="text">
      <style:text-properties style:font-name="Times New Roman" style:font-name-asian="Times New Roman" style:language-asian="de" style:country-asian="DE" style:font-name-complex="Times New Roman"/>
    </style:style>
    <style:style style:name="T2" style:family="text">
      <style:text-properties style:font-name="Arial" fo:font-size="8pt" style:font-name-asian="Cambria" style:font-size-asian="8pt" style:font-name-complex="Arial" style:font-size-complex="11pt"/>
    </style:style>
    <style:style style:name="T3" style:family="text">
      <style:text-properties style:font-name="Arial" fo:font-size="8pt" officeooo:rsid="00213ebd" style:font-name-asian="Cambria" style:font-size-asian="8pt" style:font-name-complex="Arial" style:font-size-complex="11pt"/>
    </style:style>
    <style:style style:name="T4" style:family="text">
      <style:text-properties style:font-name="Arial" fo:font-size="8pt" officeooo:rsid="0042acfd" style:font-name-asian="Cambria" style:font-size-asian="8pt" style:font-name-complex="Arial" style:font-size-complex="11pt"/>
    </style:style>
    <style:style style:name="T5" style:family="text">
      <style:text-properties style:font-name="Arial" fo:font-size="8pt" style:font-size-asian="8pt" style:font-name-complex="Arial" style:font-size-complex="8pt"/>
    </style:style>
    <style:style style:name="T6" style:family="text">
      <style:text-properties style:font-name="Arial" fo:font-size="8pt" officeooo:rsid="00213ebd" style:font-size-asian="8pt" style:font-name-complex="Arial" style:font-size-complex="8pt"/>
    </style:style>
    <style:style style:name="T7" style:family="text">
      <style:text-properties style:font-name="Arial" fo:font-size="10pt" fo:font-weight="bold" style:font-name-asian="Cambria" style:font-size-asian="10pt" style:font-weight-asian="bold" style:font-name-complex="Arial" style:font-size-complex="10pt"/>
    </style:style>
    <style:style style:name="T8" style:family="text">
      <style:text-properties style:font-name="Arial" fo:font-size="10pt" fo:font-weight="bold" officeooo:rsid="00213ebd" style:font-name-asian="Cambria" style:font-size-asian="10pt" style:font-weight-asian="bold" style:font-name-complex="Arial" style:font-size-complex="10pt"/>
    </style:style>
    <style:style style:name="T9" style:family="text">
      <style:text-properties style:font-name="Verdana" fo:font-size="9pt" style:font-size-asian="9pt" style:font-size-complex="10pt"/>
    </style:style>
    <style:style style:name="T10" style:family="text">
      <style:text-properties style:font-name="Verdana" fo:font-size="11pt" style:font-size-asian="11pt"/>
    </style:style>
    <style:style style:name="T11" style:family="text">
      <style:text-properties fo:color="#ffffff" loext:opacity="100%" style:font-name="Arial" fo:font-size="10pt" fo:font-weight="bold" officeooo:rsid="0021edf4" style:font-size-asian="10pt" style:font-weight-asian="bold" style:font-name-complex="Arial" style:font-size-complex="10pt"/>
    </style:style>
    <style:style style:name="T12" style:family="text">
      <style:text-properties fo:color="#ffffff" loext:opacity="100%" style:font-name="Arial" fo:font-size="10pt" fo:font-weight="bold" officeooo:rsid="00213ebd" style:font-name-asian="Cambria" style:font-size-asian="10pt" style:font-weight-asian="bold" style:font-name-complex="Arial" style:font-size-complex="10pt"/>
    </style:style>
    <style:style style:name="T13" style:family="text">
      <style:text-properties officeooo:rsid="00213ebd"/>
    </style:style>
    <style:style style:name="T14" style:family="text">
      <style:text-properties fo:text-transform="uppercase" fo:color="#007fc5" loext:opacity="100%" fo:font-weight="bold" style:font-weight-asian="bold"/>
    </style:style>
    <style:style style:name="T15" style:family="text">
      <style:text-properties officeooo:rsid="002b4f0e"/>
    </style:style>
    <style:style style:name="T16" style:family="text">
      <style:text-properties officeooo:rsid="002c3742"/>
    </style:style>
    <style:style style:name="T17" style:family="text">
      <style:text-properties officeooo:rsid="0042acfd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none" style:writing-mode="lr-tb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11in" svg:stroke-color="#007fc5" svg:stroke-opacity="100%" svg:stroke-linecap="butt" draw:fill="non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11in" svg:stroke-color="#007fc5" svg:stroke-opacity="100%" svg:stroke-linecap="butt" draw:fill="none" fo:padding-top="0.0102in" fo:padding-bottom="0.0102in" fo:padding-left="0.0102in" fo:padding-right="0.0102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Standard"/>
      <text:p text:style-name="Standard"/>
      <text:p text:style-name="P30"><text:span text:style-name="Absatz-Standardschriftart"><text:span text:style-name="T9"><text:tab/><text:tab/><text:tab/><text:tab/></text:span></text:span><text:span text:style-name="Absatz-Standardschriftart"><text:span text:style-name="T10"><text:tab/></text:span>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24"><text:span text:style-name="Absatz-Standardschriftart"><text:span text:style-name="T17">Jon Snow</text:span></text:span><text:span text:style-name="Absatz-Standardschriftart"><text:span text:style-name="T13"> – </text:span></text:span><text:span text:style-name="Absatz-Standardschriftart"><text:span text:style-name="T17">The Barracks</text:span></text:span><text:span text:style-name="Absatz-Standardschriftart"><text:span text:style-name="T13"> – </text:span></text:span><text:span text:style-name="Absatz-Standardschriftart"><text:span text:style-name="T17">Castle Black</text:span></text:span></text:p>
          </table:table-cell>
          <table:table-cell table:style-name="Tabelle3.B1" office:value-type="string">
            <text:p text:style-name="P11"/>
          </table:table-cell>
          <table:table-cell table:style-name="Tabelle3.B1" office:value-type="string">
            <text:p text:style-name="P11"/>
          </table:table-cell>
          <table:table-cell table:style-name="Tabelle3.B1" office:value-type="string">
            <text:p text:style-name="P11"/>
          </table:table-cell>
        </table:table-row>
        <table:table-row table:style-name="Tabelle3.1">
          <table:table-cell table:style-name="Tabelle3.B1" office:value-type="string">
            <text:p text:style-name="P11"><text:placeholder text:placeholder-type="text" text:description="o.customer.Name">&lt;o.customer.Name&gt;</text:placeholder></text:p>
          </table:table-cell>
          <table:table-cell table:style-name="Tabelle3.B1" office:value-type="string">
            <text:p text:style-name="P11"/>
          </table:table-cell>
          <table:table-cell table:style-name="Tabelle3.B1" office:value-type="string">
            <text:p text:style-name="P13">Rechnung Nr.:</text:p>
          </table:table-cell>
          <table:table-cell table:style-name="Tabelle3.B1" office:value-type="string">
            <text:p text:style-name="P11"><text:placeholder text:placeholder-type="text" text:description="o.invoice.No">&lt;o.invoice.No&gt;</text:placeholder></text:p>
          </table:table-cell>
        </table:table-row>
        <table:table-row table:style-name="Tabelle3.1">
          <table:table-cell table:style-name="Tabelle3.B1" office:value-type="string">
            <text:p text:style-name="P11"><text:placeholder text:placeholder-type="text" text:description="o.customer.Street1">&lt;o.customer.Street1&gt;</text:placeholder></text:p>
          </table:table-cell>
          <table:table-cell table:style-name="Tabelle3.B1" office:value-type="string">
            <text:p text:style-name="P11"/>
          </table:table-cell>
          <table:table-cell table:style-name="Tabelle3.B1" office:value-type="string">
            <text:p text:style-name="P13">Rechnungsdatum:</text:p>
          </table:table-cell>
          <table:table-cell table:style-name="Tabelle3.B1" office:value-type="string">
            <text:p text:style-name="P11"><text:placeholder text:placeholder-type="text" text:description="o.invoice.InvDate_asStr">&lt;o.invoice.InvDate_asStr&gt;</text:placeholder></text:p>
          </table:table-cell>
        </table:table-row>
        <table:table-row table:style-name="Tabelle3.1">
          <table:table-cell table:style-name="Tabelle3.B1" office:value-type="string">
            <text:p text:style-name="P11"><text:placeholder text:placeholder-type="text" text:description="o.customer.Street2">&lt;o.customer.Street2&gt;</text:placeholder></text:p>
          </table:table-cell>
          <table:table-cell table:style-name="Tabelle3.B1" office:value-type="string">
            <text:p text:style-name="P11"/>
          </table:table-cell>
          <table:table-cell table:style-name="Tabelle3.B1" office:value-type="string">
            <text:p text:style-name="P2"><text:span text:style-name="T8">Steuernummer</text:span><text:span text:style-name="T7">:</text:span></text:p>
          </table:table-cell>
          <table:table-cell table:style-name="Tabelle3.B1" office:value-type="string">
            <text:p text:style-name="P33">*taxnumber*</text:p>
          </table:table-cell>
        </table:table-row>
        <table:table-row table:style-name="Tabelle3.1">
          <table:table-cell table:style-name="Tabelle3.B1" office:value-type="string">
            <text:p text:style-name="P11"><text:placeholder text:placeholder-type="text" text:description="o.customer.Zip">&lt;o.customer.Zip&gt;</text:placeholder><text:s/><text:placeholder text:placeholder-type="text" text:description="o.customer.City">&lt;o.customer.City&gt;</text:placeholder></text:p>
          </table:table-cell>
          <table:table-cell table:style-name="Tabelle3.B1" office:value-type="string">
            <text:p text:style-name="P11"/>
          </table:table-cell>
          <table:table-cell table:style-name="Tabelle3.B1" office:value-type="string">
            <text:p text:style-name="P2"><text:span text:style-name="T8">Mobil</text:span><text:span text:style-name="T7">:</text:span></text:p>
          </table:table-cell>
          <table:table-cell table:style-name="Tabelle3.B1" office:value-type="string">
            <text:p text:style-name="P12"><text:span text:style-name="T16">+49 </text:span>1<text:span text:style-name="T17">23456789</text:span></text:p>
          </table:table-cell>
        </table:table-row>
        <table:table-row table:style-name="Tabelle3.1">
          <table:table-cell table:style-name="Tabelle3.B1" office:value-type="string">
            <text:p text:style-name="P11"/>
          </table:table-cell>
          <table:table-cell table:style-name="Tabelle3.B1" office:value-type="string">
            <text:p text:style-name="P11"/>
          </table:table-cell>
          <table:table-cell table:style-name="Tabelle3.B1" office:value-type="string">
            <text:p text:style-name="P2"><text:span text:style-name="T8">Mail</text:span><text:span text:style-name="T7">:</text:span></text:p>
          </table:table-cell>
          <table:table-cell table:style-name="Tabelle3.B1" office:value-type="string">
            <text:p text:style-name="P33">email@address.com</text:p>
          </table:table-cell>
        </table:table-row>
      </table:table>
      <text:p text:style-name="P23"/>
      <text:p text:style-name="P23"/>
      <text:p text:style-name="P17"/>
      <text:p text:style-name="P22"><text:span text:style-name="T14">Rechnung Nr. </text:span><text:span text:style-name="T14"><text:placeholder text:placeholder-type="text" text:description="o.invoice.No">&lt;o.invoice.No&gt;</text:placeholder></text:span></text:p>
      <text:p text:style-name="P16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 table:style-name="Tabelle4.1">
          <table:table-cell table:style-name="Tabelle4.A1" table:number-columns-spanned="2" office:value-type="string">
            <text:p text:style-name="P25">Beschreibung</text:p>
          </table:table-cell>
          <table:covered-table-cell/>
          <table:table-cell table:style-name="Tabelle4.A1" office:value-type="string">
            <text:p text:style-name="P28">Menge</text:p>
          </table:table-cell>
          <table:table-cell table:style-name="Tabelle4.A1" office:value-type="string">
            <text:p text:style-name="P3"><text:span text:style-name="Absatz-Standardschriftart"><text:span text:style-name="T12">Preis</text:span></text:span></text:p>
          </table:table-cell>
          <table:table-cell table:style-name="Tabelle4.A1" office:value-type="string">
            <text:p text:style-name="P27">Gesamtpreis</text:p>
          </table:table-cell>
        </table:table-row>
        <table:table-row table:style-name="Tabelle4.2">
          <table:table-cell table:style-name="Tabelle4.A2" table:number-columns-spanned="5" office:value-type="string">
            <text:p text:style-name="P18"><text:placeholder text:placeholder-type="text" text:description="for each=&quot;item in o.invoice.items&quot;">&lt;for each="item in o.invoice.item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e4.3">
          <table:table-cell table:style-name="Tabelle4.A3" table:number-columns-spanned="2" office:value-type="string">
            <text:p text:style-name="P18"><text:placeholder text:placeholder-type="text" text:description="item.Title">&lt;item.Title&gt;</text:placeholder></text:p>
          </table:table-cell>
          <table:covered-table-cell/>
          <table:table-cell table:style-name="Tabelle4.C3" office:value-type="string">
            <text:p text:style-name="P20"><text:placeholder text:placeholder-type="text" text:description="item.Quantity">&lt;item.Quantity&gt;</text:placeholder></text:p>
          </table:table-cell>
          <table:table-cell table:style-name="Tabelle4.D3" office:value-type="string">
            <text:p text:style-name="P29"><text:placeholder text:placeholder-type="text" text:description="item.Value">&lt;item.Value&gt;</text:placeholder><text:s/><text:span text:style-name="T15">€</text:span></text:p>
          </table:table-cell>
          <table:table-cell table:style-name="Tabelle4.E3" office:value-type="string">
            <text:p text:style-name="P19"><text:placeholder text:placeholder-type="text" text:description="item.Total">&lt;item.Total&gt;</text:placeholder><text:s/><text:span text:style-name="T15">€</text:span></text:p>
          </table:table-cell>
        </table:table-row>
        <table:table-row table:style-name="Tabelle4.4">
          <table:table-cell table:style-name="Tabelle4.A4" table:number-columns-spanned="2" office:value-type="string">
            <text:p text:style-name="P18"><text:placeholder text:placeholder-type="text" text:description="if test=&quot;item.hasDescription&quot;">&lt;if test="item.hasDescription"&gt;</text:placeholder></text:p>
          </table:table-cell>
          <table:covered-table-cell/>
          <table:table-cell table:style-name="Tabelle4.C4" office:value-type="string">
            <text:p text:style-name="P20"/>
          </table:table-cell>
          <table:table-cell table:style-name="Tabelle4.D4" office:value-type="string">
            <text:p text:style-name="P29"/>
          </table:table-cell>
          <table:table-cell table:style-name="Tabelle4.E4" office:value-type="string">
            <text:p text:style-name="P19"/>
          </table:table-cell>
        </table:table-row>
        <table:table-row table:style-name="Tabelle4.5">
          <table:table-cell table:style-name="Tabelle4.A5" office:value-type="string">
            <text:p text:style-name="P18"/>
          </table:table-cell>
          <table:table-cell table:style-name="Tabelle4.B5" table:number-columns-spanned="3" office:value-type="string">
            <text:p text:style-name="P21"><text:placeholder text:placeholder-type="text" text:description="for each=&quot;line in item.Description_parsed.split('\n')&quot;">&lt;for each="line in item.Description_parsed.split('\n')"&gt;</text:placeholder></text:p>
            <text:p text:style-name="P21"><text:placeholder text:placeholder-type="text" text:description="line">&lt;line&gt;</text:placeholder></text:p>
            <text:p text:style-name="P21"><text:placeholder text:placeholder-type="text" text:description="/for">&lt;/for&gt;</text:placeholder></text:p>
          </table:table-cell>
          <table:covered-table-cell/>
          <table:covered-table-cell/>
          <table:table-cell table:style-name="Tabelle4.E5" office:value-type="string">
            <text:p text:style-name="P21"/>
          </table:table-cell>
        </table:table-row>
        <table:table-row table:style-name="Tabelle4.6">
          <table:table-cell table:style-name="Tabelle4.A6" table:number-columns-spanned="2" office:value-type="string">
            <text:p text:style-name="P18"><text:placeholder text:placeholder-type="text" text:description="/if">&lt;/if&gt;</text:placeholder></text:p>
          </table:table-cell>
          <table:covered-table-cell/>
          <table:table-cell table:style-name="Tabelle4.C6" office:value-type="string">
            <text:p text:style-name="P20"/>
          </table:table-cell>
          <table:table-cell table:style-name="Tabelle4.D6" office:value-type="string">
            <text:p text:style-name="P29"/>
          </table:table-cell>
          <table:table-cell table:style-name="Tabelle4.E6" office:value-type="string">
            <text:p text:style-name="P19"/>
          </table:table-cell>
        </table:table-row>
        <table:table-row table:style-name="Tabelle4.7">
          <table:table-cell table:style-name="Tabelle4.A7" table:number-columns-spanned="5" office:value-type="string">
            <text:p text:style-name="P18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8" table:number-columns-spanned="2" office:value-type="string">
            <text:p text:style-name="P15"/>
          </table:table-cell>
          <table:covered-table-cell/>
          <table:table-cell table:style-name="Tabelle4.C8" table:number-columns-spanned="2" office:value-type="string">
            <text:p text:style-name="P4"><text:span text:style-name="Absatz-Standardschriftart"><text:span text:style-name="T11">Gesamtsumme:</text:span></text:span></text:p>
          </table:table-cell>
          <table:covered-table-cell/>
          <table:table-cell table:style-name="Tabelle4.C8" office:value-type="string">
            <text:p text:style-name="P26"><text:placeholder text:placeholder-type="text" text:description="o.invoice.Total">&lt;o.invoice.Total&gt;</text:placeholder><text:s/>€</text:p>
          </table:table-cell>
        </table:table-row>
      </table:table>
      <text:p text:style-name="P14"/>
      <text:p text:style-name="Standard"><text:span text:style-name="T5">Zahlungsbedingungen: Zahlung innerhalb von </text:span><text:span text:style-name="T6">7</text:span><text:span text:style-name="T5"> Tagen ab Rechnungseingang ohne Abzüge.</text:span></text:p>
      <text:p text:style-name="P10">Als Kleinunternehmer bin ich von der gesetzlichen Umsatzsteuer befrei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Lucida Grande" svg:font-family="'Lucida Grande'" style:font-family-generic="system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102in" svg:stroke-color="#4a7ebb" svg:stroke-linecap="butt" draw:fill-color="#cfe7f5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2pt" fo:letter-spacing="normal" fo:language="de" fo:country="DE" fo:font-style="normal" style:text-underline-style="none" fo:font-weight="normal" style:letter-kerning="false" style:font-name-asian="MS Mincho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2pt" fo:letter-spacing="normal" fo:language="de" fo:country="DE" fo:font-style="normal" style:text-underline-style="none" fo:font-weight="normal" style:letter-kerning="false" fo:background-color="transparent" style:font-name-asian="MS Mincho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Sprechblasentext" style:family="paragraph" style:parent-style-name="Standard">
      <style:paragraph-properties fo:hyphenation-ladder-count="no-limit"/>
      <style:text-properties style:font-name="Lucida Grande" fo:font-family="'Lucida Grande'" style:font-family-generic="system" style:font-pitch="variable" fo:font-size="9pt" style:font-size-asian="9pt" style:font-size-complex="9pt" fo:hyphenate="false" loext:hyphenation-no-caps="false"/>
    </style:style>
    <style:style style:name="Fußnotentext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fo:hyphenate="false" loext:hyphenation-no-caps="false"/>
    </style:style>
    <style:style style:name="Kein_20_Leerraum" style:display-name="Kein Leerraum" style:family="paragraph">
      <style:paragraph-properties fo:hyphenation-ladder-count="no-limit"/>
      <style:text-properties fo:font-size="11pt" style:font-name-asian="Cambria" style:font-family-asian="Cambria" style:font-family-generic-asian="roman" style:font-pitch-asian="variable" style:font-size-asian="11pt" style:font-size-complex="11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Lucida Grande" fo:font-family="'Lucida Grande'" style:font-family-generic="system" style:font-pitch="variable" fo:font-size="9pt" style:font-size-asian="9pt" style:font-size-complex="9pt"/>
    </style:style>
    <style:style style:name="Fußnotentext_20_Zchn" style:display-name="Fußnotentext Zchn" style:family="text" style:parent-style-name="Absatz-Standardschriftart"/>
    <style:style style:name="Footnote_20_Symbol" style:display-name="Footnote Symbol" style:family="text" style:parent-style-name="Absatz-Standardschriftart">
      <style:text-properties style:text-position="super 67%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le1" style:family="table">
      <style:table-properties style:width="7.0826in" fo:margin-left="0in" table:align="left"/>
    </style:style>
    <style:style style:name="Tabelle1.A" style:family="table-column">
      <style:table-column-properties style:column-width="1.7701in"/>
    </style:style>
    <style:style style:name="Tabelle1.B" style:family="table-column">
      <style:table-column-properties style:column-width="1.7708in"/>
    </style:style>
    <style:style style:name="Tabelle1.1" style:family="table-row">
      <style:table-row-properties style:min-row-height="0.4931in"/>
    </style:style>
    <style:style style:name="Tabel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1.2" style:family="table-row">
      <style:table-row-properties style:min-row-height="0.1361in"/>
    </style:style>
    <style:style style:name="Tabelle2" style:family="table">
      <style:table-properties style:width="7.0826in" fo:margin-left="0in" table:align="left"/>
    </style:style>
    <style:style style:name="Tabelle2.A" style:family="table-column">
      <style:table-column-properties style:column-width="1.7701in"/>
    </style:style>
    <style:style style:name="Tabelle2.B" style:family="table-column">
      <style:table-column-properties style:column-width="1.7708in"/>
    </style:style>
    <style:style style:name="Tabelle2.1" style:family="table-row">
      <style:table-row-properties style:min-row-height="0.4931in"/>
    </style:style>
    <style:style style:name="Tabel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le2.2" style:family="table-row">
      <style:table-row-properties style:min-row-height="0.1361in"/>
    </style:style>
    <style:style style:name="Tabelle2.4" style:family="table-row">
      <style:table-row-properties style:min-row-height="0.1722in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-0.072in" fo:margin-right="0in" fo:text-align="center" style:justify-single-word="false" fo:text-indent="0in" style:auto-text-indent="false">
        <style:tab-stops>
          <style:tab-stop style:position="2.9563in" style:type="center"/>
          <style:tab-stop style:position="5.8402in" style:type="right"/>
        </style:tab-stops>
      </style:paragraph-properties>
    </style:style>
    <style:style style:name="MP3" style:family="paragraph" style:parent-style-name="Footer">
      <style:paragraph-properties fo:margin-left="-0.072in" fo:margin-right="0in" fo:text-align="center" style:justify-single-word="false" fo:text-indent="0in" style:auto-text-indent="false">
        <style:tab-stops>
          <style:tab-stop style:position="2.9563in" style:type="center"/>
          <style:tab-stop style:position="5.8402in" style:type="right"/>
        </style:tab-stops>
      </style:paragraph-properties>
      <style:text-properties style:font-name="Arial" fo:font-size="8pt" officeooo:rsid="00213ebd" officeooo:paragraph-rsid="00213ebd" style:font-name-asian="Cambria" style:font-size-asian="8pt" style:font-name-complex="Arial" style:font-size-complex="11pt"/>
    </style:style>
    <style:style style:name="MP4" style:family="paragraph" style:parent-style-name="Footer">
      <style:paragraph-properties fo:margin-left="-0.072in" fo:margin-right="0in" fo:text-align="center" style:justify-single-word="false" fo:text-indent="0in" style:auto-text-indent="false">
        <style:tab-stops>
          <style:tab-stop style:position="2.9563in" style:type="center"/>
          <style:tab-stop style:position="5.8402in" style:type="right"/>
        </style:tab-stops>
      </style:paragraph-properties>
      <style:text-properties style:font-name="Arial" fo:font-size="8pt" style:font-name-asian="Cambria" style:font-size-asian="8pt" style:font-name-complex="Arial" style:font-size-complex="11pt"/>
    </style:style>
    <style:style style:name="MP5" style:family="paragraph">
      <loext:graphic-properties draw:fill="none"/>
    </style:style>
    <style:style style:name="MP6" style:family="paragraph" style:parent-style-name="Standard">
      <style:text-properties fo:text-transform="uppercase" fo:color="#bfbfbf" loext:opacity="100%" style:font-name="Arial" fo:font-size="36pt" style:font-size-asian="36pt" style:font-name-complex="Arial" style:font-size-complex="36pt"/>
    </style:style>
    <style:style style:name="MP7" style:family="paragraph" style:parent-style-name="Footer">
      <style:paragraph-properties fo:margin-left="-0.072in" fo:margin-right="0in" fo:text-align="center" style:justify-single-word="false" fo:text-indent="0in" style:auto-text-indent="false">
        <style:tab-stops>
          <style:tab-stop style:position="2.9563in" style:type="center"/>
          <style:tab-stop style:position="5.8402in" style:type="right"/>
        </style:tab-stops>
      </style:paragraph-properties>
      <style:text-properties style:font-name="Arial" fo:font-size="8pt" officeooo:rsid="0042acfd" officeooo:paragraph-rsid="0042acfd" style:font-name-asian="Cambria" style:font-size-asian="8pt" style:font-name-complex="Arial" style:font-size-complex="11pt"/>
    </style:style>
    <style:style style:name="MP8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style:font-name-asian="Times New Roman" style:language-asian="de" style:country-asian="DE" style:font-name-complex="Times New Roman"/>
    </style:style>
    <style:style style:name="MT2" style:family="text">
      <style:text-properties style:font-name="Arial" fo:font-size="8pt" style:font-name-asian="Cambria" style:font-size-asian="8pt" style:font-name-complex="Arial" style:font-size-complex="11pt"/>
    </style:style>
    <style:style style:name="MT3" style:family="text">
      <style:text-properties style:font-name="Arial" fo:font-size="8pt" officeooo:rsid="00213ebd" style:font-name-asian="Cambria" style:font-size-asian="8pt" style:font-name-complex="Arial" style:font-size-complex="11pt"/>
    </style:style>
    <style:style style:name="MT4" style:family="text">
      <style:text-properties officeooo:rsid="0042acfd"/>
    </style:style>
    <style:style style:name="MT5" style:family="text">
      <style:text-properties style:font-name="Arial" fo:font-size="8pt" officeooo:rsid="0042acfd" style:font-name-asian="Cambria" style:font-size-asian="8pt" style:font-name-complex="Arial" style:font-size-complex="11pt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none" style:writing-mode="lr-tb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11in" svg:stroke-color="#007fc5" svg:stroke-opacity="100%" svg:stroke-linecap="butt" draw:fill="none" fo:padding-top="0.0102in" fo:padding-bottom="0.0102in" fo:padding-left="0.0102in" fo:padding-right="0.0102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311in" svg:stroke-color="#007fc5" svg:stroke-opacity="100%" svg:stroke-linecap="butt" draw:fill="non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3937in" fo:margin-bottom="0.1181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in" style:dynamic-spacing="true"/>
      </style:header-style>
      <style:footer-style>
        <style:header-footer-properties fo:min-height="0.2756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Absatz-Standardschriftart"><text:span text:style-name="MT1"/></text:span></text:p>
      </style:header>
      <style:footer>
        <table:table table:name="Tabelle1" table:style-name="Tabelle1">
          <table:table-column table:style-name="Tabelle1.A"/>
          <table:table-column table:style-name="Tabelle1.B" table:number-columns-repeated="3"/>
          <table:table-row table:style-name="Tabelle1.1">
            <table:table-cell table:style-name="Tabelle1.A1" office:value-type="string">
              <text:p text:style-name="MP2"><text:span text:style-name="Absatz-Standardschriftart"><text:span text:style-name="MT2"/></text:span></text:p>
            </table:table-cell>
            <table:table-cell table:style-name="Tabelle1.A1" office:value-type="string">
              <text:p text:style-name="MP2"><text:span text:style-name="Absatz-Standardschriftart"><text:span text:style-name="MT2"/></text:span></text:p>
            </table:table-cell>
            <table:table-cell table:style-name="Tabelle1.A1" office:value-type="string">
              <text:p text:style-name="MP2"><text:span text:style-name="Absatz-Standardschriftart"><text:span text:style-name="MT2"/></text:span></text:p>
            </table:table-cell>
            <table:table-cell table:style-name="Tabelle1.A1" office:value-type="string">
              <text:p text:style-name="MP2"><text:span text:style-name="Absatz-Standardschriftart"><text:span text:style-name="MT2"/></text:span></text:p>
            </table:table-cell>
          </table:table-row>
          <table:table-row table:style-name="Tabelle1.2">
            <table:table-cell table:style-name="Tabelle1.A1" office:value-type="string">
              <text:p text:style-name="MP3">Meik Specht</text:p>
            </table:table-cell>
            <table:table-cell table:style-name="Tabelle1.A1" office:value-type="string">
              <text:p text:style-name="MP3">+49 151 / 127 34 259</text:p>
            </table:table-cell>
            <table:table-cell table:style-name="Tabelle1.A1" office:value-type="string">
              <text:p text:style-name="MP3">Volksbank Rhein-Nahe-Hunsrück</text:p>
            </table:table-cell>
            <table:table-cell table:style-name="Tabelle1.A1" office:value-type="string">
              <text:p text:style-name="MP2"><text:span text:style-name="MT3">Steuernr.</text:span><text:span text:style-name="MT2">: 08 / 165 / 50673 GV/4</text:span></text:p>
            </table:table-cell>
          </table:table-row>
          <table:table-row table:style-name="Tabelle1.2">
            <table:table-cell table:style-name="Tabelle1.A1" office:value-type="string">
              <text:p text:style-name="MP3">Kloppgasse 15</text:p>
            </table:table-cell>
            <table:table-cell table:style-name="Tabelle1.A1" office:value-type="string">
              <text:p text:style-name="MP3">meik@pc-specht.de</text:p>
            </table:table-cell>
            <table:table-cell table:style-name="Tabelle1.A1" office:value-type="string">
              <text:p text:style-name="MP4">DE93560900000101200848</text:p>
            </table:table-cell>
            <table:table-cell table:style-name="Tabelle1.A1" office:value-type="string">
              <text:p text:style-name="MP4"/>
            </table:table-cell>
          </table:table-row>
          <table:table-row table:style-name="Tabelle1.2">
            <table:table-cell table:style-name="Tabelle1.A1" office:value-type="string">
              <text:p text:style-name="MP3">55411 Bingen</text:p>
            </table:table-cell>
            <table:table-cell table:style-name="Tabelle1.A1" office:value-type="string">
              <text:p text:style-name="MP4"/>
            </table:table-cell>
            <table:table-cell table:style-name="Tabelle1.A1" office:value-type="string">
              <text:p text:style-name="MP4">BIC: GENODE51KRE</text:p>
            </table:table-cell>
            <table:table-cell table:style-name="Tabelle1.A1" office:value-type="string">
              <text:p text:style-name="MP4"/>
            </table:table-cell>
          </table:table-row>
        </table:table>
        <text:p text:style-name="Footer"><draw:connector text:anchor-type="paragraph" draw:z-index="2" draw:name="Gerader Verbinder 19" draw:style-name="Mgr1" draw:text-style-name="MP5" draw:type="line" svg:x1="-0.0181in" svg:y1="10.8083in" svg:x2="7.0862in" svg:y2="10.8083in" svg:d="M-46 27453h18045" svg:viewBox="0 0 18046 2"><text:p/></draw:connector></text:p>
      </style:footer>
    </style:master-page>
    <style:master-page style:name="MPF0" style:page-layout-name="Mpm2" draw:style-name="Mdp1" style:next-style-name="MP0">
      <style:header>
        <text:p text:style-name="MP1"><draw:frame draw:style-name="Mfr1" draw:name="Textfeld 2" text:anchor-type="paragraph" svg:x="-0.1626in" svg:y="0.3744in" svg:width="3.5626in" style:rel-width="scale" svg:height="0.75in" style:rel-height="scale" draw:z-index="3"><draw:text-box><text:p text:style-name="MP6">Rechnung</text:p></draw:text-box></draw:frame><draw:frame draw:style-name="Mfr2" draw:name="WordPictureWatermark1993564171" text:anchor-type="as-char" svg:y="-0.1547in" svg:width="7.0799in" svg:height="0.8161in" draw:z-index="0"><draw:image xlink:href="Pictures/10000000000009B000000DB49120ABA86F20967F.jpg" xlink:type="simple" xlink:show="embed" xlink:actuate="onLoad" draw:mime-type="image/jpeg"/><svg:desc>falzmarken</svg:desc></draw:frame></text:p>
        <text:p text:style-name="MP1"><draw:connector text:anchor-type="paragraph" draw:z-index="4" draw:name="Gerader Verbinder 10" draw:style-name="Mgr2" draw:text-style-name="MP5" draw:type="line" svg:x1="-0.0634in" svg:y1="0.1764in" svg:x2="7.078in" svg:y2="0.1764in" svg:d="M-161 448h18139" svg:viewBox="0 0 18140 2"><text:p/></draw:connector></text:p>
      </style:header>
      <style:footer>
        <table:table table:name="Tabelle2" table:style-name="Tabelle2">
          <table:table-column table:style-name="Tabelle2.A"/>
          <table:table-column table:style-name="Tabelle2.B" table:number-columns-repeated="3"/>
          <table:table-row table:style-name="Tabelle2.1">
            <table:table-cell table:style-name="Tabelle2.A1" office:value-type="string">
              <text:p text:style-name="MP2"><text:span text:style-name="Absatz-Standardschriftart"><text:span text:style-name="MT2"/></text:span></text:p>
            </table:table-cell>
            <table:table-cell table:style-name="Tabelle2.A1" office:value-type="string">
              <text:p text:style-name="MP2"><text:span text:style-name="Absatz-Standardschriftart"><text:span text:style-name="MT2"/></text:span></text:p>
            </table:table-cell>
            <table:table-cell table:style-name="Tabelle2.A1" office:value-type="string">
              <text:p text:style-name="MP2"><text:span text:style-name="Absatz-Standardschriftart"><text:span text:style-name="MT2"/></text:span></text:p>
            </table:table-cell>
            <table:table-cell table:style-name="Tabelle2.A1" office:value-type="string">
              <text:p text:style-name="MP2"><text:span text:style-name="Absatz-Standardschriftart"><text:span text:style-name="MT2"/></text:span></text:p>
            </table:table-cell>
          </table:table-row>
          <table:table-row table:style-name="Tabelle2.2">
            <table:table-cell table:style-name="Tabelle2.A1" office:value-type="string">
              <text:p text:style-name="MP7">Jon Snow</text:p>
            </table:table-cell>
            <table:table-cell table:style-name="Tabelle2.A1" office:value-type="string">
              <text:p text:style-name="MP3">+49 <text:span text:style-name="MT4">123456789</text:span></text:p>
            </table:table-cell>
            <table:table-cell table:style-name="Tabelle2.A1" office:value-type="string">
              <text:p text:style-name="MP7">Bank Institute</text:p>
            </table:table-cell>
            <table:table-cell table:style-name="Tabelle2.A1" office:value-type="string">
              <text:p text:style-name="MP2"><text:span text:style-name="MT3">Steuernr.</text:span><text:span text:style-name="MT2">: *</text:span><text:span text:style-name="MT5">taxnumber*</text:span></text:p>
            </table:table-cell>
          </table:table-row>
          <table:table-row table:style-name="Tabelle2.2">
            <table:table-cell table:style-name="Tabelle2.A1" office:value-type="string">
              <text:p text:style-name="MP7">The Barracks</text:p>
            </table:table-cell>
            <table:table-cell table:style-name="Tabelle2.A1" office:value-type="string">
              <text:p text:style-name="MP3"><text:span text:style-name="MT4">email</text:span>@<text:span text:style-name="MT4">address.com</text:span></text:p>
            </table:table-cell>
            <table:table-cell table:style-name="Tabelle2.A1" office:value-type="string">
              <text:p text:style-name="MP7">DE123456789123</text:p>
            </table:table-cell>
            <table:table-cell table:style-name="Tabelle2.A1" office:value-type="string">
              <text:p text:style-name="MP4"/>
            </table:table-cell>
          </table:table-row>
          <table:table-row table:style-name="Tabelle2.4">
            <table:table-cell table:style-name="Tabelle2.A1" office:value-type="string">
              <text:p text:style-name="MP7">Castle Black</text:p>
            </table:table-cell>
            <table:table-cell table:style-name="Tabelle2.A1" office:value-type="string">
              <text:p text:style-name="MP4"/>
            </table:table-cell>
            <table:table-cell table:style-name="Tabelle2.A1" office:value-type="string">
              <text:p text:style-name="MP4">BIC: <text:span text:style-name="MT4">DDDDDDDDD</text:span></text:p>
            </table:table-cell>
            <table:table-cell table:style-name="Tabelle2.A1" office:value-type="string">
              <text:p text:style-name="MP4"/>
            </table:table-cell>
          </table:table-row>
        </table:table>
        <text:p text:style-name="MP8"><draw:connector text:anchor-type="paragraph" draw:z-index="1" draw:name="Gerader Verbinder 1" draw:style-name="Mgr1" draw:text-style-name="MP5" draw:type="line" svg:x1="-0.0189in" svg:y1="10.8047in" svg:x2="7.0846in" svg:y2="10.8047in" svg:d="M-48 27444h18043" svg:viewBox="0 0 18045 2"><text:p/></draw:connecto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Saeb</meta:initial-creator>
    <meta:creation-date>2018-08-17T09:14:00Z</meta:creation-date>
    <dc:date>2023-01-15T16:56:00.921235207</dc:date>
    <meta:print-date>2018-05-14T06:42:00Z</meta:print-date>
    <meta:editing-cycles>30</meta:editing-cycles>
    <meta:editing-duration>P1DT22H34M20S</meta:editing-duration>
    <meta:document-statistic meta:table-count="4" meta:image-count="1" meta:object-count="0" meta:page-count="1" meta:paragraph-count="56" meta:word-count="114" meta:character-count="1018" meta:non-whitespace-character-count="951"/>
    <meta:template xlink:type="simple" xlink:actuate="onRequest" xlink:title="" xlink:href="../../../../../tmp/mstmp/Rechnungsvorlage-OpenOffice.odt/Normal"/>
  </office:meta>
</office:document-meta>
</file>